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fo:font-size="15pt" officeooo:rsid="00280cd5" officeooo:paragraph-rsid="00280cd5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Segoe Print" fo:font-size="18pt" fo:font-style="normal" fo:font-weight="normal" officeooo:paragraph-rsid="001fe338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margin-top="0.499cm" fo:margin-bottom="18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29bb4e" officeooo:paragraph-rsid="0029bb4e" fo:background-color="#e16173" style:font-size-asian="40pt" style:font-style-asian="italic" style:font-size-complex="40pt" style:font-style-complex="italic"/>
    </style:style>
    <style:style style:name="P4" style:family="paragraph" style:parent-style-name="Text_20_body">
      <style:text-properties officeooo:paragraph-rsid="0029bb4e"/>
    </style:style>
    <style:style style:name="P5" style:family="paragraph" style:parent-style-name="Heading_20_1" style:list-style-name="">
      <style:paragraph-properties fo:text-align="center" style:justify-single-word="false" fo:break-before="page"/>
      <style:text-properties officeooo:rsid="0029bb4e" officeooo:paragraph-rsid="0029bb4e"/>
    </style:style>
    <style:style style:name="P6" style:family="paragraph" style:parent-style-name="Heading_20_1">
      <style:paragraph-properties fo:text-align="center" style:justify-single-word="false" fo:break-before="page"/>
      <style:text-properties officeooo:paragraph-rsid="0029bb4e"/>
    </style:style>
    <style:style style:name="P7" style:family="paragraph" style:parent-style-name="Text_20_body" style:list-style-name="">
      <style:paragraph-properties fo:text-align="justify" style:justify-single-word="false"/>
      <style:text-properties officeooo:rsid="0029bb4e" officeooo:paragraph-rsid="0029bb4e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29bb4e" officeooo:paragraph-rsid="0029bb4e"/>
    </style:style>
    <style:style style:name="P9" style:family="paragraph" style:parent-style-name="Text_20_body" style:list-style-name="L4">
      <style:paragraph-properties fo:text-align="start" style:justify-single-word="false"/>
      <style:text-properties officeooo:rsid="0029bb4e" officeooo:paragraph-rsid="0029bb4e"/>
    </style:style>
    <style:style style:name="P10" style:family="paragraph" style:parent-style-name="Text_20_body" style:list-style-name="L2">
      <style:text-properties officeooo:paragraph-rsid="0029bb4e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289fde"/>
    </style:style>
    <style:style style:name="T5" style:family="text">
      <style:text-properties officeooo:rsid="0029bb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cesibilidad</text:p>
      <text:p text:style-name="P2"/>
      <text:h text:style-name="P5" text:outline-level="1">Accesibilidad Web</text:h>
      <text:h text:style-name="P7" text:outline-level="1">Tras la lectura de la presentación de esta Unidad, responde a las siguientes cuestiones sobre Accesibilidad Web.</text:h>
      <text:list xml:id="list3239122447" text:style-name="L1">
        <text:list-item>
          <text:h text:style-name="P8" text:outline-level="1">Desarrolla en qué consisten los 4 pasos para la estandarización de una especificación del W3C.</text:h>
        </text:list-item>
      </text:list>
      <text:list text:style-name="L4">
        <text:list-item>
          <text:h text:style-name="P9" text:outline-level="1">Working Draft (WD): </text:h>
        </text:list-item>
        <text:list-item>
          <text:h text:style-name="P9" text:outline-level="1">Candidate Recomendation (CR): </text:h>
        </text:list-item>
        <text:list-item>
          <text:h text:style-name="P9" text:outline-level="1">Proposed Recomendation (PR): </text:h>
        </text:list-item>
        <text:list-item>
          <text:h text:style-name="P9" text:outline-level="1">W3C Recomendation (REC): </text:h>
        </text:list-item>
      </text:list>
      <text:list text:continue-list="list3239122447" text:style-name="L1">
        <text:list-item>
          <text:h text:style-name="P8" text:outline-level="1">Busca el estado en el <text:s/>que se encuentra la especificación oficial de la pseudoclase :has() en la web del W3C. También, desde caniuse.com verifica el nivel de soporte que tienen los navegadores de esta pseudoclase actualmente.</text:h>
          <text:h text:style-name="P8" text:outline-level="1"/>
        </text:list-item>
        <text:list-item>
          <text:h text:style-name="P8" text:outline-level="1">Lee la guía de introducción a la Accesibilidad Web (en castellano): <text:s/>https://www.w3.org/WAI/fundamentals/accessibility-intro/es y visualiza el video de introducción.<text:line-break/>Después responde a las siguientes cuestiones:</text:h>
          <text:list>
            <text:list-item>
              <text:h text:style-name="P8" text:outline-level="1">¿A quién beneficia hacer la Web accesible?</text:h>
              <text:h text:style-name="P8" text:outline-level="1"/>
            </text:list-item>
            <text:list-item>
              <text:h text:style-name="P8" text:outline-level="1">¿Qué significa Accesibilidad Web?</text:h>
              <text:h text:style-name="P8" text:outline-level="1"/>
            </text:list-item>
            <text:list-item>
              <text:h text:style-name="P8" text:outline-level="1">Visualiza el video:</text:h>
            </text:list-item>
          </text:list>
          <text:h text:style-name="P8" text:outline-level="1"/>
          <text:h text:style-name="P8" text:outline-level="1">Escribe todos los casos de técnicas de accesibilidad y usabilidad que se explican (10 en total).</text:h>
          <text:list text:continue-numbering="true">
            <text:list-item>
              <text:h text:style-name="P8" text:outline-level="1"><text:soft-page-break/>Además de a personas con algún tipo de discapacidad, la accesibilidad también es útil para personas sin discapacidad. Pon varios ejemplos de este beneficio.</text:h>
              <text:h text:style-name="P8" text:outline-level="1"/>
            </text:list-item>
            <text:list-item>
              <text:h text:style-name="P8" text:outline-level="1">También, la accesibilidad da soporte a la inclusión social, ¿a quién?</text:h>
              <text:h text:style-name="P8" text:outline-level="1"/>
            </text:list-item>
            <text:list-item>
              <text:h text:style-name="P8" text:outline-level="1">¿De qué se encarga WAI?</text:h>
              <text:h text:style-name="P8" text:outline-level="1"/>
            </text:list-item>
            <text:list-item>
              <text:h text:style-name="P8" text:outline-level="1">¿Desde qué punto del desarrollo de un proyecto es conveniente incorporar la accesibilidad?</text:h>
              <text:h text:style-name="P8" text:outline-level="1"/>
            </text:list-item>
            <text:list-item>
              <text:h text:style-name="P8" text:outline-level="1">¿Se puede evaluar la accesibilidad? ¿Cómo?</text:h>
              <text:h text:style-name="P8" text:outline-level="1"/>
            </text:list-item>
          </text:list>
        </text:list-item>
        <text:list-item>
          <text:h text:style-name="P8" text:outline-level="1">Consultando la guía de referencia de las técnicas para satisfacer los requisitos definidos en las WCAG (https://www.w3.org/WAI/WCAG21/Techniques/) responde a las siguientes cuestiones:</text:h>
          <text:list>
            <text:list-item>
              <text:h text:style-name="P8" text:outline-level="1">En las técnicas generales, localiza cuáles son las recomendaciones con respecto a: pausar contenido, alineación de texto, contraste de colores, localización en el sitio. </text:h>
              <text:h text:style-name="P8" text:outline-level="1"/>
            </text:list-item>
            <text:list-item>
              <text:h text:style-name="P8" text:outline-level="1">Técnicas HTML: orden del foco de los elementos, atributos de las imágenes, botones en formularios.</text:h>
              <text:h text:style-name="P8" text:outline-level="1"/>
            </text:list-item>
            <text:list-item>
              <text:h text:style-name="P8" text:outline-level="1">Técnicas CSS: interlineado, unidades de medida para los contenedores principales, uso de unidades para fuentes.</text:h>
              <text:h text:style-name="P8" text:outline-level="1"/>
            </text:list-item>
            <text:list-item>
              <text:h text:style-name="P8" text:outline-level="1"><text:soft-page-break/>Errores comunes: fallos en alineación del texto, fallos en enlaces, fallos en imágenes.</text:h>
              <text:h text:style-name="P8" text:outline-level="1"/>
            </text:list-item>
          </text:list>
        </text:list-item>
        <text:list-item>
          <text:h text:style-name="P8" text:outline-level="1">Realiza un análisis de accesibilidad a las siguientes webs y analiza los resultados:</text:h>
          <text:list>
            <text:list-item>
              <text:h text:style-name="P8" text:outline-level="1">https://juntadeandalucia.es/</text:h>
            </text:list-item>
            <text:list-item>
              <text:h text:style-name="P8" text:outline-level="1">https://www.upo.es/</text:h>
            </text:list-item>
            <text:list-item>
              <text:h text:style-name="P8" text:outline-level="1">http://www.as.com/</text:h>
            </text:list-item>
          </text:list>
        </text:list-item>
      </text:list>
      <text:h text:style-name="P6" text:outline-level="1">WAI-ARIA</text:h>
      <text:p text:style-name="P4">Lee el apartado "ARIA, el aliado (casi) desconocido", página 197, del libro "Accesibilidad Web - WCAG 2.1 de forma sencilla" y responde a las siguientes cuestiones:</text:p>
      <text:list text:style-name="L2">
        <text:list-item>
          <text:p text:style-name="P10">¿Cuál es la idea principal por la que el W3C desarrolló WAI-ARIA?</text:p>
          <text:p text:style-name="P10"/>
        </text:list-item>
        <text:list-item>
          <text:p text:style-name="P10">¿Cuáles son los tres elementos fundamentales de los que se compone ARIA?</text:p>
          <text:p text:style-name="P10"/>
        </text:list-item>
        <text:list-item>
          <text:p text:style-name="P10"><text:span text:style-name="T5">Analiza</text:span> el Ejemplo 1: "Cambiar el funcionamiento de un objeto: una capa que se comporta como un botón".</text:p>
          <text:p text:style-name="P10"/>
        </text:list-item>
        <text:list-item>
          <text:p text:style-name="P10">¿En qué casos se recomienda utilizar ARIA en lugar de elementos HTML nativos?</text:p>
          <text:p text:style-name="P10"/>
        </text:list-item>
        <text:list-item>
          <text:p text:style-name="P10">¿Qué es un rol en ARIA?</text:p>
          <text:p text:style-name="P10"/>
        </text:list-item>
        <text:list-item>
          <text:p text:style-name="P10">¿Qué es un landmark role"?</text:p>
          <text:p text:style-name="P10"/>
        </text:list-item>
        <text:list-item>
          <text:p text:style-name="P10">¿Qué es una "live region"?</text:p>
          <text:p text:style-name="P10"/>
        </text:list-item>
        <text:list-item>
          <text:p text:style-name="P10">¿Qué diferencia hay entre los estados y las propiedades ARIA?</text:p>
          <text:p text:style-name="P10"/>
        </text:list-item>
        <text:list-item>
          <text:p text:style-name="P10">¿Qué usos tiene el atributo aria-label?</text:p>
          <text:p text:style-name="P10"/>
        </text:list-item>
        <text:list-item>
          <text:p text:style-name="P10"><text:soft-page-break/>¿Y aria-labelledby? ¿Y aria-describedby?</text:p>
          <text:p text:style-name="P10"/>
        </text:list-item>
        <text:list-item>
          <text:p text:style-name="P10"><text:span text:style-name="T5">Analiza</text:span> el Ejemplo 2: "Mejorar el uso accesible: navegación en pestañas".</text:p>
          <text:p text:style-name="P10"/>
        </text:list-item>
        <text:list-item>
          <text:p text:style-name="P10"><text:span text:style-name="T5">Revisa</text:span> la lista de Buenas prácticas.</text:p>
          <text:p text:style-name="P10"/>
        </text:list-item>
        <text:list-item>
          <text:p text:style-name="P10"><text:span text:style-name="T5">Analiza</text:span> el Ejemplo 3: "Validar un campo obligatorio".</text:p>
          <text:p text:style-name="P10"/>
        </text:list-item>
        <text:list-item>
          <text:p text:style-name="P10"><text:span text:style-name="T5">Revisa</text:span> las 21 técnicas específicas de ARIA. </text:p>
          <text:p text:style-name="P1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officeooo:rsid="002221df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5pt" officeooo:rsid="00280cd5" officeooo:paragraph-rsid="00280cd5" style:font-size-asian="15pt" style:font-size-complex="15pt"/>
    </style:style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M. Ángel de la Rosa Leva<text:tab/><text:tab/><text:span text:style-name="MT1">2do DAW 🌚</text:span></text:p>
      </style:header>
      <style:header-first>
        <text:p text:style-name="Header"><text:tab/><text:date style:data-style-name="N37" text:date-value="2025-03-12T13:26:40.189815927">12/03/25</text:date><text:tab/></text:p>
      </style:header-first>
      <style:footer>
        <text:p text:style-name="Footer"><text:span text:style-name="MT2"><text:page-number text:select-page="current">6</text:page-number></text:span><text:span text:style-name="MT2"><text:s/></text:span><text:span text:style-name="MT3">de </text:span><text:span text:style-name="MT2"><text:page-count>6</text:page-count></text:span></text:p>
      </style:footer>
      <style:footer-first>
        <text:p text:style-name="MP1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3:08:55.527572225</meta:creation-date>
    <meta:editing-duration>PT4M39S</meta:editing-duration>
    <meta:editing-cycles>4</meta:editing-cycles>
    <meta:generator>LibreOffice/24.2.7.2$Linux_X86_64 LibreOffice_project/420$Build-2</meta:generator>
    <dc:title>proyectos/documentacion</dc:title>
    <dc:date>2025-03-12T13:26:40.142070878</dc:date>
    <meta:document-statistic meta:table-count="0" meta:image-count="0" meta:object-count="0" meta:page-count="6" meta:paragraph-count="48" meta:word-count="511" meta:character-count="3222" meta:non-whitespace-character-count="2785"/>
    <meta:template xlink:type="simple" xlink:actuate="onRequest" xlink:title="proyectos/documentacion" xlink:href="../../../../../../migue/Plantillas/UserTemplate.ott" meta:date="2025-03-12T13:08:54.856802653"/>
  </office:meta>
</office:document-meta>
</file>